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3016in"/>
    </style:style>
    <style:style style:name="co6" style:family="table-column">
      <style:table-column-properties fo:break-before="auto" style:column-width="1.3256in"/>
    </style:style>
    <style:style style:name="co7" style:family="table-column">
      <style:table-column-properties fo:break-before="auto" style:column-width="1.3945in"/>
    </style:style>
    <style:style style:name="co8" style:family="table-column">
      <style:table-column-properties fo:break-before="auto" style:column-width="1.256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0.028in solid #000000" fo:border-right="0.0138in solid #000000" fo:border-top="0.028in solid #000000"/>
    </style:style>
    <style:style style:name="ce3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Pivot_20_Table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Pivot_20_Table_20_Category">
      <style:table-cell-properties fo:border-bottom="none" fo:border-left="0.028in solid #000000" fo:border-right="0.0138in solid #000000" fo:border-top="none"/>
    </style:style>
    <style:style style:name="ce6" style:family="table-cell" style:parent-style-name="Pivot_20_Table_20_Title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>
      <style:table-cell-properties fo:border="0.0138in solid #000000"/>
    </style:style>
    <style:style style:name="ce8" style:family="table-cell" style:parent-style-name="Pivot_20_Table_20_Field">
      <style:table-cell-properties fo:border-bottom="0.0138in solid #000000" fo:border-left="0.0138in solid #000000" fo:border-right="0.0138in solid #000000" fo:border-top="0.028in solid #000000"/>
    </style:style>
    <style:style style:name="ce9" style:family="table-cell" style:parent-style-name="Pivot_20_Table_20_Category">
      <style:table-cell-properties fo:border-bottom="0.0138in solid #000000" fo:border-left="0.0138in solid #000000" fo:border-right="none" fo:border-top="none"/>
    </style:style>
    <style:style style:name="ce10" style:family="table-cell" style:parent-style-name="Pivot_20_Table_20_Value">
      <style:table-cell-properties fo:border-bottom="none" fo:border-left="0.0138in solid #000000" fo:border-right="none" fo:border-top="0.0138in solid #000000"/>
    </style:style>
    <style:style style:name="ce11" style:family="table-cell" style:parent-style-name="Pivot_20_Table_20_Value">
      <style:table-cell-properties fo:border-bottom="none" fo:border-left="0.0138in solid #000000" fo:border-right="none" fo:border-top="none"/>
    </style:style>
    <style:style style:name="ce12" style:family="table-cell" style:parent-style-name="Pivot_20_Table_20_Value">
      <style:table-cell-properties fo:border-bottom="0.0138in solid #000000" fo:border-left="0.0138in solid #000000" fo:border-right="none" fo:border-top="none"/>
    </style:style>
    <style:style style:name="ce13" style:family="table-cell" style:parent-style-name="Pivot_20_Table_20_Result">
      <style:table-cell-properties fo:border-bottom="0.028in solid #000000" fo:border-left="0.0138in solid #000000" fo:border-right="none" fo:border-top="0.0138in solid #000000"/>
    </style:style>
    <style:style style:name="ce14" style:family="table-cell" style:parent-style-name="Default" style:data-style-name="N60"/>
    <style:style style:name="ce15" style:family="table-cell" style:parent-style-name="Pivot_20_Table_20_Corner">
      <style:table-cell-properties fo:border-bottom="0.0138in solid #000000" fo:border-left="none" fo:border-right="none" fo:border-top="0.028in solid #000000"/>
    </style:style>
    <style:style style:name="ce16" style:family="table-cell" style:parent-style-name="Pivot_20_Table_20_Category">
      <style:table-cell-properties fo:border-bottom="0.0138in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0138in solid #000000"/>
    </style:style>
    <style:style style:name="ce18" style:family="table-cell" style:parent-style-name="Pivot_20_Table_20_Value">
      <style:table-cell-properties fo:border-bottom="0.0138in solid #000000" fo:border-left="none" fo:border-right="none" fo:border-top="none"/>
    </style:style>
    <style:style style:name="ce19" style:family="table-cell" style:parent-style-name="Pivot_20_Table_20_Result">
      <style:table-cell-properties fo:border-bottom="0.028in solid #000000" fo:border-left="none" fo:border-right="none" fo:border-top="0.0138in solid #000000"/>
    </style:style>
    <style:style style:name="ce20" style:family="table-cell" style:parent-style-name="Pivot_20_Table_20_Value">
      <style:table-cell-properties fo:border-bottom="none" fo:border-left="none" fo:border-right="0.0138in solid #000000" fo:border-top="0.0138in solid #000000"/>
    </style:style>
    <style:style style:name="ce21" style:family="table-cell" style:parent-style-name="Pivot_20_Table_20_Value">
      <style:table-cell-properties fo:border-bottom="none" fo:border-left="none" fo:border-right="0.0138in solid #000000" fo:border-top="none"/>
    </style:style>
    <style:style style:name="ce22" style:family="table-cell" style:parent-style-name="Pivot_20_Table_20_Value">
      <style:table-cell-properties fo:border-bottom="0.0138in solid #000000" fo:border-left="none" fo:border-right="0.0138in solid #000000" fo:border-top="none"/>
    </style:style>
    <style:style style:name="ce23" style:family="table-cell" style:parent-style-name="Pivot_20_Table_20_Result">
      <style:table-cell-properties fo:border-bottom="0.028in solid #000000" fo:border-left="none" fo:border-right="0.0138in solid #000000" fo:border-top="0.0138in solid #000000"/>
    </style:style>
    <style:style style:name="ce24" style:family="table-cell" style:parent-style-name="Pivot_20_Table_20_Corner">
      <style:table-cell-properties fo:border-bottom="0.0138in solid #000000" fo:border-left="none" fo:border-right="0.028in solid #000000" fo:border-top="0.028in solid #000000"/>
    </style:style>
    <style:style style:name="ce25" style:family="table-cell" style:parent-style-name="Pivot_20_Table_20_Title">
      <style:table-cell-properties fo:border-bottom="0.0138in solid #000000" fo:border-left="0.0138in solid #000000" fo:border-right="0.028in solid #000000" fo:border-top="0.0138in solid #000000"/>
    </style:style>
    <style:style style:name="ce26" style:family="table-cell" style:parent-style-name="Pivot_20_Table_20_Result">
      <style:table-cell-properties fo:border-bottom="none" fo:border-left="0.0138in solid #000000" fo:border-right="0.028in solid #000000" fo:border-top="0.0138in solid #000000"/>
    </style:style>
    <style:style style:name="ce27" style:family="table-cell" style:parent-style-name="Pivot_20_Table_20_Result">
      <style:table-cell-properties fo:border-bottom="none" fo:border-left="0.0138in solid #000000" fo:border-right="0.028in solid #000000" fo:border-top="none"/>
    </style:style>
    <style:style style:name="ce28" style:family="table-cell" style:parent-style-name="Pivot_20_Table_20_Result">
      <style:table-cell-properties fo:border-bottom="0.0138in solid #000000" fo:border-left="0.0138in solid #000000" fo:border-right="0.028in solid #000000" fo:border-top="none"/>
    </style:style>
    <style:style style:name="ce29" style:family="table-cell" style:parent-style-name="Pivot_20_Table_20_Result">
      <style:table-cell-properties fo:border-bottom="0.028in solid #000000" fo:border-left="0.0138in solid #000000" fo:border-right="0.028in solid #000000" fo:border-top="0.0138in solid #000000"/>
    </style:style>
    <style:style style:name="ce3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s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>
            <text:p>Area</text:p>
          </table:table-cell>
          <table:table-cell table:style-name="ce1" office:value-type="string">
            <text:p>Type of Crime</text:p>
          </table:table-cell>
          <table:table-cell table:style-name="ce1" office:value-type="string">
            <text:p>P-value</text:p>
          </table:table-cell>
          <table:table-cell table:style-name="ce1" office:value-type="string">
            <text:p>T-value</text:p>
          </table:table-cell>
          <table:table-cell table:style-name="ce1" office:value-type="string">
            <text:p>R squared</text:p>
          </table:table-cell>
          <table:table-cell table:style-name="ce1" office:value-type="string">
            <text:p>Sig Symbo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Assault</text:p>
          </table:table-cell>
          <table:table-cell office:value-type="float" office:value="0.0036">
            <text:p>0.0036</text:p>
          </table:table-cell>
          <table:table-cell office:value-type="float" office:value="4.624">
            <text:p>4.624</text:p>
          </table:table-cell>
          <table:table-cell office:value-type="float" office:value="0.7809">
            <text:p>0.7809</text:p>
          </table:table-cell>
          <table:table-cell office:value-type="string">
            <text:p>**</text:p>
          </table:table-cell>
          <table:table-cell table:number-columns-repeated="37"/>
          <table:table-cell table:style-name="ce1" table:number-columns-repeated="974"/>
        </table:table-row>
        <table:table-row table:style-name="ro1">
          <table:table-cell office:value-type="string">
            <text:p>Reno</text:p>
          </table:table-cell>
          <table:table-cell office:value-type="string">
            <text:p>Burglary</text:p>
          </table:table-cell>
          <table:table-cell table:style-name="ce14" office:value-type="float" office:value="0.00183">
            <text:p>1.83E-003</text:p>
          </table:table-cell>
          <table:table-cell office:value-type="float" office:value="-5.297">
            <text:p>-5.297</text:p>
          </table:table-cell>
          <table:table-cell office:value-type="float" office:value="0.8238">
            <text:p>0.8238</text:p>
          </table:table-cell>
          <table:table-cell office:value-type="string">
            <text:p>**</text:p>
          </table:table-cell>
          <table:table-cell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Larceny</text:p>
          </table:table-cell>
          <table:table-cell office:value-type="float" office:value="0.2347">
            <text:p>0.2347</text:p>
          </table:table-cell>
          <table:table-cell office:value-type="float" office:value="-1.321">
            <text:p>-1.321</text:p>
          </table:table-cell>
          <table:table-cell office:value-type="float" office:value="0.2253">
            <text:p>0.225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eno</text:p>
          </table:table-cell>
          <table:table-cell office:value-type="string">
            <text:p>MurderHomocide</text:p>
          </table:table-cell>
          <table:table-cell office:value-type="float" office:value="0.632977">
            <text:p>0.632977</text:p>
          </table:table-cell>
          <table:table-cell office:value-type="float" office:value="-0.503">
            <text:p>-0.50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MotorVehicleTheft</text:p>
          </table:table-cell>
          <table:table-cell office:value-type="float" office:value="0.0467">
            <text:p>0.0467</text:p>
          </table:table-cell>
          <table:table-cell office:value-type="float" office:value="2.497">
            <text:p>2.497</text:p>
          </table:table-cell>
          <table:table-cell office:value-type="float" office:value="0.5095">
            <text:p>0.509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PropertyCrime</text:p>
          </table:table-cell>
          <table:table-cell office:value-type="float" office:value="0.3136">
            <text:p>0.3136</text:p>
          </table:table-cell>
          <table:table-cell office:value-type="float" office:value="-1.1">
            <text:p>-1.1</text:p>
          </table:table-cell>
          <table:table-cell office:value-type="float" office:value="0.1677">
            <text:p>0.167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Robbery</text:p>
          </table:table-cell>
          <table:table-cell table:style-name="ce14" office:value-type="float" office:value="0.0171">
            <text:p>1.71E-002</text:p>
          </table:table-cell>
          <table:table-cell office:value-type="float" office:value="-3.267">
            <text:p>-3.267</text:p>
          </table:table-cell>
          <table:table-cell office:value-type="float" office:value="0.6401">
            <text:p>0.640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Rape</text:p>
          </table:table-cell>
          <table:table-cell office:value-type="float" office:value="0.0909">
            <text:p>0.0909</text:p>
          </table:table-cell>
          <table:table-cell office:value-type="float" office:value="2.459">
            <text:p>2.459</text:p>
          </table:table-cell>
          <table:table-cell office:value-type="float" office:value="0.6685">
            <text:p>0.6685</text:p>
          </table:table-cell>
          <table:table-cell office:value-type="string">
            <text:p>.</text:p>
          </table:table-cell>
          <table:table-cell table:number-columns-repeated="1011"/>
        </table:table-row>
        <table:table-row table:style-name="ro1">
          <table:table-cell office:value-type="string">
            <text:p>Reno</text:p>
          </table:table-cell>
          <table:table-cell office:value-type="string">
            <text:p>ViolentCrime</text:p>
          </table:table-cell>
          <table:table-cell office:value-type="float" office:value="0.00287">
            <text:p>0.00287</text:p>
          </table:table-cell>
          <table:table-cell office:value-type="float" office:value="4.844">
            <text:p>4.844</text:p>
          </table:table-cell>
          <table:table-cell office:value-type="float" office:value="0.7964">
            <text:p>0.7964</text:p>
          </table:table-cell>
          <table:table-cell office:value-type="string">
            <text:p>**</text:p>
          </table:table-cell>
          <table:table-cell table:number-columns-repeated="1011"/>
        </table:table-row>
        <table:table-row table:style-name="ro1">
          <table:table-cell office:value-type="string">
            <text:p>NV</text:p>
          </table:table-cell>
          <table:table-cell office:value-type="string">
            <text:p>Assault</text:p>
          </table:table-cell>
          <table:table-cell office:value-type="float" office:value="0.14836">
            <text:p>0.14836</text:p>
          </table:table-cell>
          <table:table-cell office:value-type="float" office:value="-1.658">
            <text:p>-1.658</text:p>
          </table:table-cell>
          <table:table-cell office:value-type="float" office:value="0.3142">
            <text:p>0.314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NV</text:p>
          </table:table-cell>
          <table:table-cell office:value-type="string">
            <text:p>Burglary</text:p>
          </table:table-cell>
          <table:table-cell office:value-type="float" office:value="0.00408">
            <text:p>0.00408</text:p>
          </table:table-cell>
          <table:table-cell office:value-type="float" office:value="-4.506">
            <text:p>-4.506</text:p>
          </table:table-cell>
          <table:table-cell office:value-type="float" office:value="0.7719">
            <text:p>0.7719</text:p>
          </table:table-cell>
          <table:table-cell office:value-type="string">
            <text:p>**</text:p>
          </table:table-cell>
          <table:table-cell table:number-columns-repeated="1011"/>
        </table:table-row>
        <table:table-row table:style-name="ro1">
          <table:table-cell office:value-type="string">
            <text:p>NV</text:p>
          </table:table-cell>
          <table:table-cell office:value-type="string">
            <text:p>Larceny</text:p>
          </table:table-cell>
          <table:table-cell office:value-type="float" office:value="0.3107">
            <text:p>0.3107</text:p>
          </table:table-cell>
          <table:table-cell office:value-type="float" office:value="-1.107">
            <text:p>-1.107</text:p>
          </table:table-cell>
          <table:table-cell office:value-type="float" office:value="0.1696">
            <text:p>0.1696</text:p>
          </table:table-cell>
          <table:table-cell office:value-type="float" office:value="0">
            <text:p>0</text:p>
          </table:table-cell>
          <table:table-cell/>
          <table:table-cell table:style-name="ce30" office:value-type="string">
            <text:p>RENO</text:p>
          </table:table-cell>
          <table:table-cell table:style-name="ce30" table:number-columns-repeated="3"/>
          <table:table-cell table:number-columns-repeated="3"/>
          <table:table-cell table:style-name="ce30" office:value-type="string">
            <text:p>NEVADA</text:p>
          </table:table-cell>
          <table:table-cell table:style-name="ce30" table:number-columns-repeated="2"/>
          <table:table-cell/>
          <table:table-cell table:style-name="ce30" office:value-type="string">
            <text:p>US</text:p>
          </table:table-cell>
          <table:table-cell table:style-name="ce30" table:number-columns-repeated="3"/>
          <table:table-cell table:number-columns-repeated="995"/>
        </table:table-row>
        <table:table-row table:style-name="ro2">
          <table:table-cell office:value-type="string">
            <text:p>NV</text:p>
          </table:table-cell>
          <table:table-cell office:value-type="string">
            <text:p>MurderHomocide</text:p>
          </table:table-cell>
          <table:table-cell office:value-type="float" office:value="0.02709">
            <text:p>0.02709</text:p>
          </table:table-cell>
          <table:table-cell office:value-type="float" office:value="2.907">
            <text:p>2.907</text:p>
          </table:table-cell>
          <table:table-cell office:value-type="float" office:value="0.5848">
            <text:p>0.5848</text:p>
          </table:table-cell>
          <table:table-cell office:value-type="string">
            <text:p>*</text:p>
          </table:table-cell>
          <table:table-cell/>
          <table:table-cell table:style-name="ce30" office:value-type="string">
            <text:p>Type of Crime</text:p>
          </table:table-cell>
          <table:table-cell table:style-name="ce30" office:value-type="string">
            <text:p>.</text:p>
          </table:table-cell>
          <table:table-cell table:style-name="ce30" office:value-type="string">
            <text:p>*</text:p>
          </table:table-cell>
          <table:table-cell table:style-name="ce30" office:value-type="string">
            <text:p>**</text:p>
          </table:table-cell>
          <table:table-cell table:number-columns-repeated="3"/>
          <table:table-cell table:style-name="ce30" office:value-type="string">
            <text:p>Type of Crime</text:p>
          </table:table-cell>
          <table:table-cell table:style-name="ce30" office:value-type="string">
            <text:p>*</text:p>
          </table:table-cell>
          <table:table-cell table:style-name="ce30" office:value-type="string">
            <text:p>**</text:p>
          </table:table-cell>
          <table:table-cell/>
          <table:table-cell table:style-name="ce30" office:value-type="string">
            <text:p>Type of Crime</text:p>
          </table:table-cell>
          <table:table-cell table:style-name="ce30" office:value-type="string">
            <text:p>.</text:p>
          </table:table-cell>
          <table:table-cell table:style-name="ce30" office:value-type="string">
            <text:p>**</text:p>
          </table:table-cell>
          <table:table-cell table:style-name="ce30" office:value-type="string">
            <text:p>***</text:p>
          </table:table-cell>
          <table:table-cell table:number-columns-repeated="995"/>
        </table:table-row>
        <table:table-row table:style-name="ro1">
          <table:table-cell office:value-type="string">
            <text:p>NV</text:p>
          </table:table-cell>
          <table:table-cell office:value-type="string">
            <text:p>MotorVehicleTheft</text:p>
          </table:table-cell>
          <table:table-cell office:value-type="float" office:value="0.04">
            <text:p>0.04</text:p>
          </table:table-cell>
          <table:table-cell office:value-type="float" office:value="2.613">
            <text:p>2.613</text:p>
          </table:table-cell>
          <table:table-cell office:value-type="float" office:value="0.5322">
            <text:p>0.5322</text:p>
          </table:table-cell>
          <table:table-cell office:value-type="string">
            <text:p>*</text:p>
          </table:table-cell>
          <table:table-cell/>
          <table:table-cell table:style-name="ce31" office:value-type="string">
            <text:p>Assault</text:p>
          </table:table-cell>
          <table:table-cell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/>
          <table:table-cell table:style-name="ce31" office:value-type="string">
            <text:p>Burgla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31" office:value-type="string">
            <text:p>Burglary</text:p>
          </table:table-cell>
          <table:table-cell table:number-columns-repeated="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NV</text:p>
          </table:table-cell>
          <table:table-cell office:value-type="string">
            <text:p>PropertyCrime</text:p>
          </table:table-cell>
          <table:table-cell office:value-type="float" office:value="0.1062">
            <text:p>0.1062</text:p>
          </table:table-cell>
          <table:table-cell office:value-type="float" office:value="-1.9">
            <text:p>-1.9</text:p>
          </table:table-cell>
          <table:table-cell office:value-type="float" office:value="0.3755">
            <text:p>0.3755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Burglary</text:p>
          </table:table-cell>
          <table:table-cell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/>
          <table:table-cell table:style-name="ce31" office:value-type="string">
            <text:p>MotorVehicleThef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Larceny</text:p>
          </table:table-cell>
          <table:table-cell table:number-columns-repeated="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995"/>
        </table:table-row>
        <table:table-row table:style-name="ro2">
          <table:table-cell office:value-type="string">
            <text:p>NV</text:p>
          </table:table-cell>
          <table:table-cell office:value-type="string">
            <text:p>Robbery</text:p>
          </table:table-cell>
          <table:table-cell office:value-type="float" office:value="0.32689">
            <text:p>0.32689</text:p>
          </table:table-cell>
          <table:table-cell office:value-type="float" office:value="-1.067">
            <text:p>-1.067</text:p>
          </table:table-cell>
          <table:table-cell office:value-type="float" office:value="0.1596">
            <text:p>0.1596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MotorVehicleTheft</text:p>
          </table:table-cell>
          <table:table-cell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3"/>
          <table:table-cell table:style-name="ce31" office:value-type="string">
            <text:p>MurderHomoci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MurderHomocid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NV</text:p>
          </table:table-cell>
          <table:table-cell office:value-type="string">
            <text:p>Rape</text:p>
          </table:table-cell>
          <table:table-cell office:value-type="float" office:value="0.0202">
            <text:p>0.0202</text:p>
          </table:table-cell>
          <table:table-cell office:value-type="float" office:value="4.522">
            <text:p>4.522</text:p>
          </table:table-cell>
          <table:table-cell office:value-type="float" office:value="0.872">
            <text:p>0.872</text:p>
          </table:table-cell>
          <table:table-cell office:value-type="string">
            <text:p>*</text:p>
          </table:table-cell>
          <table:table-cell/>
          <table:table-cell table:style-name="ce31" office:value-type="string">
            <text:p>Rape</text:p>
          </table:table-cell>
          <table:table-cell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number-columns-repeated="3"/>
          <table:table-cell table:style-name="ce31" office:value-type="string">
            <text:p>Rap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PropertyCrime</text:p>
          </table:table-cell>
          <table:table-cell table:number-columns-repeated="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NV</text:p>
          </table:table-cell>
          <table:table-cell office:value-type="string">
            <text:p>ViolentCrime</text:p>
          </table:table-cell>
          <table:table-cell office:value-type="float" office:value="0.5002">
            <text:p>0.5002</text:p>
          </table:table-cell>
          <table:table-cell office:value-type="float" office:value="-0.717">
            <text:p>-0.717</text:p>
          </table:table-cell>
          <table:table-cell office:value-type="float" office:value="0.07897">
            <text:p>0.07897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Robbery</text:p>
          </table:table-cell>
          <table:table-cell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7"/>
          <table:table-cell table:style-name="ce31" office:value-type="string">
            <text:p>Rape</text:p>
          </table:table-cell>
          <table:table-cell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US</text:p>
          </table:table-cell>
          <table:table-cell office:value-type="string">
            <text:p>Assault</text:p>
          </table:table-cell>
          <table:table-cell office:value-type="float" office:value="0.216">
            <text:p>0.216</text:p>
          </table:table-cell>
          <table:table-cell office:value-type="float" office:value="1.382">
            <text:p>1.382</text:p>
          </table:table-cell>
          <table:table-cell office:value-type="float" office:value="0.2414">
            <text:p>0.2414</text:p>
          </table:table-cell>
          <table:table-cell office:value-type="float" office:value="0">
            <text:p>0</text:p>
          </table:table-cell>
          <table:table-cell/>
          <table:table-cell table:style-name="ce31" office:value-type="string">
            <text:p>ViolentCrime</text:p>
          </table:table-cell>
          <table:table-cell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7"/>
          <table:table-cell table:style-name="ce31" office:value-type="string">
            <text:p>Robbery</text:p>
          </table:table-cell>
          <table:table-cell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US</text:p>
          </table:table-cell>
          <table:table-cell office:value-type="string">
            <text:p>Burglary</text:p>
          </table:table-cell>
          <table:table-cell table:style-name="ce14" office:value-type="float" office:value="0.000000123">
            <text:p>1.23E-007</text:p>
          </table:table-cell>
          <table:table-cell office:value-type="float" office:value="-28.54">
            <text:p>-28.54</text:p>
          </table:table-cell>
          <table:table-cell office:value-type="float" office:value="0.9927">
            <text:p>0.9927</text:p>
          </table:table-cell>
          <table:table-cell office:value-type="string">
            <text:p>***</text:p>
          </table:table-cell>
          <table:table-cell table:number-columns-repeated="1011"/>
        </table:table-row>
        <table:table-row table:style-name="ro1">
          <table:table-cell office:value-type="string">
            <text:p>US</text:p>
          </table:table-cell>
          <table:table-cell office:value-type="string">
            <text:p>Larceny</text:p>
          </table:table-cell>
          <table:table-cell table:style-name="ce14" office:value-type="float" office:value="0.00000562">
            <text:p>5.62E-006</text:p>
          </table:table-cell>
          <table:table-cell office:value-type="float" office:value="-14.96">
            <text:p>-14.96</text:p>
          </table:table-cell>
          <table:table-cell office:value-type="float" office:value="0.9739">
            <text:p>0.9739</text:p>
          </table:table-cell>
          <table:table-cell office:value-type="string">
            <text:p>***</text:p>
          </table:table-cell>
          <table:table-cell table:number-columns-repeated="7"/>
          <table:table-cell>
            <draw:frame table:end-cell-address="'Results Summary'.R43" table:end-x="1.0909in" table:end-y="0.0134in" draw:z-index="0" draw:style-name="gr1" draw:text-style-name="P1" svg:width="4.4469in" svg:height="3.3681in" svg:x="1.0394in" svg:y="0.135in">
              <draw:object draw:notify-on-update-of-ranges="'Results Summary'.O15:'Results Summary'.O18 'Results Summary'.P14:'Results Summary'.P14 'Results Summary'.P15:'Results Summary'.P18 'Results Summary'.Q14:'Results Summary'.Q14 'Results Summary'.Q15:'Results Summary'.Q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'Results Summary'.Y43" table:end-x="0.5642in" table:end-y="0.1272in" draw:z-index="2" draw:style-name="gr1" draw:text-style-name="P1" svg:width="6.2988in" svg:height="3.5429in" svg:x="1.3516in" svg:y="0.074in">
              <draw:object draw:notify-on-update-of-ranges="'Results Summary'.S14:'Results Summary'.S14 'Results Summary'.S15:'Results Summary'.S20 'Results Summary'.T14:'Results Summary'.T14 'Results Summary'.T15:'Results Summary'.T20 'Results Summary'.U14:'Results Summary'.U14 'Results Summary'.U15:'Results Summary'.U20 'Results Summary'.V14:'Results Summary'.V14 'Results Summary'.V15:'Results Summary'.V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string">
            <text:p>US</text:p>
          </table:table-cell>
          <table:table-cell office:value-type="string">
            <text:p>MurderHomocide</text:p>
          </table:table-cell>
          <table:table-cell office:value-type="float" office:value="0.0646">
            <text:p>0.0646</text:p>
          </table:table-cell>
          <table:table-cell office:value-type="float" office:value="2.259">
            <text:p>2.259</text:p>
          </table:table-cell>
          <table:table-cell office:value-type="float" office:value="0.4597">
            <text:p>0.4597</text:p>
          </table:table-cell>
          <table:table-cell office:value-type="string">
            <text:p>.</text:p>
          </table:table-cell>
          <table:table-cell>
            <draw:frame table:end-cell-address="'Results Summary'.N43" table:end-x="0.2969in" table:end-y="0.1134in" draw:z-index="1" draw:style-name="gr1" draw:text-style-name="P1" svg:width="6.5035in" svg:height="3.3843in" svg:x="0.8854in" svg:y="0.0528in">
              <draw:object draw:notify-on-update-of-ranges="'Results Summary'.H14:'Results Summary'.H14 'Results Summary'.H15:'Results Summary'.H20 'Results Summary'.I14:'Results Summary'.I14 'Results Summary'.I15:'Results Summary'.I20 'Results Summary'.J14:'Results Summary'.J14 'Results Summary'.J15:'Results Summary'.J20 'Results Summary'.K14:'Results Summary'.K14 'Results Summary'.K15:'Results Summary'.K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string">
            <text:p>US</text:p>
          </table:table-cell>
          <table:table-cell office:value-type="string">
            <text:p>MotorVehicleTheft</text:p>
          </table:table-cell>
          <table:table-cell office:value-type="float" office:value="0.465">
            <text:p>0.465</text:p>
          </table:table-cell>
          <table:table-cell office:value-type="float" office:value="0.78">
            <text:p>0.78</text:p>
          </table:table-cell>
          <table:table-cell office:value-type="float" office:value="0.09198">
            <text:p>0.0919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US</text:p>
          </table:table-cell>
          <table:table-cell office:value-type="string">
            <text:p>PropertyCrime</text:p>
          </table:table-cell>
          <table:table-cell table:style-name="ce14" office:value-type="float" office:value="0.00000173">
            <text:p>1.73E-006</text:p>
          </table:table-cell>
          <table:table-cell office:value-type="float" office:value="-18.27">
            <text:p>-18.27</text:p>
          </table:table-cell>
          <table:table-cell office:value-type="float" office:value="0.9824">
            <text:p>0.9824</text:p>
          </table:table-cell>
          <table:table-cell office:value-type="string">
            <text:p>***</text:p>
          </table:table-cell>
          <table:table-cell table:number-columns-repeated="1011"/>
        </table:table-row>
        <table:table-row table:style-name="ro1">
          <table:table-cell office:value-type="string">
            <text:p>US</text:p>
          </table:table-cell>
          <table:table-cell office:value-type="string">
            <text:p>Robbery</text:p>
          </table:table-cell>
          <table:table-cell office:value-type="float" office:value="0.001493">
            <text:p>0.001493</text:p>
          </table:table-cell>
          <table:table-cell office:value-type="float" office:value="-5.516">
            <text:p>-5.516</text:p>
          </table:table-cell>
          <table:table-cell office:value-type="float" office:value="0.8353">
            <text:p>0.8353</text:p>
          </table:table-cell>
          <table:table-cell office:value-type="string">
            <text:p>**</text:p>
          </table:table-cell>
          <table:table-cell table:number-columns-repeated="1011"/>
        </table:table-row>
        <table:table-row table:style-name="ro1">
          <table:table-cell office:value-type="string">
            <text:p>US</text:p>
          </table:table-cell>
          <table:table-cell office:value-type="string">
            <text:p>Rape</text:p>
          </table:table-cell>
          <table:table-cell office:value-type="float" office:value="0.00132">
            <text:p>0.00132</text:p>
          </table:table-cell>
          <table:table-cell office:value-type="float" office:value="11.761">
            <text:p>11.761</text:p>
          </table:table-cell>
          <table:table-cell office:value-type="float" office:value="0.9788">
            <text:p>0.9788</text:p>
          </table:table-cell>
          <table:table-cell office:value-type="string">
            <text:p>**</text:p>
          </table:table-cell>
          <table:table-cell table:number-columns-repeated="1011"/>
        </table:table-row>
        <table:table-row table:style-name="ro1">
          <table:table-cell office:value-type="string">
            <text:p>US</text:p>
          </table:table-cell>
          <table:table-cell office:value-type="string">
            <text:p>ViolentCrime</text:p>
          </table:table-cell>
          <table:table-cell office:value-type="float" office:value="0.636">
            <text:p>0.636</text:p>
          </table:table-cell>
          <table:table-cell office:value-type="float" office:value="0.498">
            <text:p>0.498</text:p>
          </table:table-cell>
          <table:table-cell office:value-type="float" office:value="0.03967">
            <text:p>0.0396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Filter</text:p>
          </table:table-cell>
          <table:table-cell table:number-columns-repeated="1016"/>
        </table:table-row>
        <table:table-row table:style-name="ro1">
          <table:table-cell table:style-name="Pivot_20_Table_20_Field" office:value-type="string">
            <text:p>Area</text:p>
          </table:table-cell>
          <table:table-cell table:style-name="ce7" office:value-type="string">
            <text:p>- all -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table:style-name="ce2" office:value-type="string">
            <text:p>Count - Sig Symbol</text:p>
          </table:table-cell>
          <table:table-cell table:style-name="ce8" office:value-type="string">
            <text:p>Sig Symbol</text:p>
          </table:table-cell>
          <table:table-cell table:style-name="ce15" table:number-columns-repeated="4"/>
          <table:table-cell table:style-name="ce24"/>
          <table:table-cell table:number-columns-repeated="1010"/>
        </table:table-row>
        <table:table-row table:style-name="ro1">
          <table:table-cell table:style-name="ce3" office:value-type="string">
            <text:p>Type of Crime</text:p>
          </table:table-cell>
          <table:table-cell table:style-name="ce9" office:value-type="float" office:value="0">
            <text:p>0</text:p>
          </table:table-cell>
          <table:table-cell table:style-name="ce16" office:value-type="string">
            <text:p>.</text:p>
          </table:table-cell>
          <table:table-cell table:style-name="ce16" office:value-type="string">
            <text:p>*</text:p>
          </table:table-cell>
          <table:table-cell table:style-name="ce16" office:value-type="string">
            <text:p>**</text:p>
          </table:table-cell>
          <table:table-cell table:style-name="ce16" office:value-type="string">
            <text:p>***</text:p>
          </table:table-cell>
          <table:table-cell table:style-name="ce25" office:value-type="string">
            <text:p>Total Result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ssault</text:p>
          </table:table-cell>
          <table:table-cell table:style-name="ce10" office:value-type="float" office:value="2">
            <text:p>2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20"/>
          <table:table-cell table:style-name="ce2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urglary</text:p>
          </table:table-cell>
          <table:table-cell table:style-name="ce11"/>
          <table:table-cell table:style-name="Pivot_20_Table_20_Value" table:number-columns-repeated="2"/>
          <table:table-cell table:style-name="Pivot_20_Table_20_Value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Larceny</text:p>
          </table:table-cell>
          <table:table-cell table:style-name="ce11" office:value-type="float" office:value="2">
            <text:p>2</text:p>
          </table:table-cell>
          <table:table-cell table:style-name="Pivot_20_Table_20_Value" table:number-columns-repeated="3"/>
          <table:table-cell table:style-name="ce2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otorVehicleTheft</text:p>
          </table:table-cell>
          <table:table-cell table:style-name="ce11" office:value-type="float" office:value="1">
            <text:p>1</text:p>
          </table:table-cell>
          <table:table-cell table:style-name="Pivot_20_Table_20_Value"/>
          <table:table-cell table:style-name="Pivot_20_Table_20_Value" office:value-type="float" office:value="2">
            <text:p>2</text:p>
          </table:table-cell>
          <table:table-cell table:style-name="Pivot_20_Table_20_Value"/>
          <table:table-cell table:style-name="ce21"/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urderHomocide</text:p>
          </table:table-cell>
          <table:table-cell table:style-name="ce11" office:value-type="float" office:value="1">
            <text:p>1</text:p>
          </table:table-cell>
          <table:table-cell table:number-columns-repeated="2" table:style-name="Pivot_20_Table_20_Value" office:value-type="float" office:value="1">
            <text:p>1</text:p>
          </table:table-cell>
          <table:table-cell table:style-name="Pivot_20_Table_20_Value"/>
          <table:table-cell table:style-name="ce21"/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PropertyCrime</text:p>
          </table:table-cell>
          <table:table-cell table:style-name="ce11" office:value-type="float" office:value="2">
            <text:p>2</text:p>
          </table:table-cell>
          <table:table-cell table:style-name="Pivot_20_Table_20_Value" table:number-columns-repeated="3"/>
          <table:table-cell table:style-name="ce2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Rape</text:p>
          </table:table-cell>
          <table:table-cell table:style-name="ce11"/>
          <table:table-cell table:number-columns-repeated="3" table:style-name="Pivot_20_Table_20_Value" office:value-type="float" office:value="1">
            <text:p>1</text:p>
          </table:table-cell>
          <table:table-cell table:style-name="ce21"/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Robbery</text:p>
          </table:table-cell>
          <table:table-cell table:style-name="ce11" office:value-type="float" office:value="1">
            <text:p>1</text:p>
          </table:table-cell>
          <table:table-cell table:style-name="Pivot_20_Table_20_Value"/>
          <table:table-cell table:number-columns-repeated="2" table:style-name="Pivot_20_Table_20_Value" office:value-type="float" office:value="1">
            <text:p>1</text:p>
          </table:table-cell>
          <table:table-cell table:style-name="ce21"/>
          <table:table-cell table:style-name="ce27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ViolentCrime</text:p>
          </table:table-cell>
          <table:table-cell table:style-name="ce12" office:value-type="float" office:value="2">
            <text:p>2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22"/>
          <table:table-cell table:style-name="ce28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Total Result</text:p>
          </table:table-cell>
          <table:table-cell table:style-name="ce13" office:value-type="float" office:value="11">
            <text:p>1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27">
            <text:p>27</text:p>
          </table:table-cell>
          <table:table-cell table:number-columns-repeated="1010"/>
        </table:table-row>
      </table:table>
      <table:data-pilot-tables>
        <table:data-pilot-table table:name="Pivot1" table:application-data="" table:target-range-address="'Results Summary'.A30:'Results Summary'.G44" table:buttons="'Results Summary'.A30 'Results Summary'.A31 'Results Summary'.A34 'Results Summary'.B33">
          <table:source-cell-range table:cell-range-address="'Results Summary'.A1:'Results Summary'.F28"/>
          <table:data-pilot-field table:source-field-name="Type of Crime" table:orientation="row" table:used-hierarchy="0" table:function="auto">
            <table:data-pilot-level table:show-empty="false">
              <table:data-pilot-members>
                <table:data-pilot-member table:name="Assault" table:display="true" table:show-details="true"/>
                <table:data-pilot-member table:name="Burglary" table:display="true" table:show-details="true"/>
                <table:data-pilot-member table:name="Larceny" table:display="true" table:show-details="true"/>
                <table:data-pilot-member table:name="MotorVehicleTheft" table:display="true" table:show-details="true"/>
                <table:data-pilot-member table:name="MurderHomocide" table:display="true" table:show-details="true"/>
                <table:data-pilot-member table:name="PropertyCrime" table:display="true" table:show-details="true"/>
                <table:data-pilot-member table:name="Rape" table:display="true" table:show-details="true"/>
                <table:data-pilot-member table:name="Robbery" table:display="true" table:show-details="true"/>
                <table:data-pilot-member table:name="ViolentCri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ea" table:orientation="page" table:used-hierarchy="0" table:function="auto">
            <table:data-pilot-level table:show-empty="false">
              <table:data-pilot-members>
                <table:data-pilot-member table:name="NV" table:display="true" table:show-details="true"/>
                <table:data-pilot-member table:name="Reno" table:display="true" table:show-details="true"/>
                <table:data-pilot-member table:name="U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 Symbol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." table:display="true" table:show-details="true"/>
                <table:data-pilot-member table:name="*" table:display="true" table:show-details="true"/>
                <table:data-pilot-member table:name="**" table:display="true" table:show-details="true"/>
                <table:data-pilot-member table:name="***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ig Symbol" table:orientation="data" table:used-hierarchy="-1" table:function="count">
            <table:data-pilot-level>
              <table:data-pilot-members>
                <table:data-pilot-member table:name="0" table:display="true" table:show-details="true"/>
                <table:data-pilot-member table:name="." table:display="true" table:show-details="true"/>
                <table:data-pilot-member table:name="*" table:display="true" table:show-details="true"/>
                <table:data-pilot-member table:name="**" table:display="true" table:show-details="true"/>
                <table:data-pilot-member table:name="***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7/17/2020</text:date>, <text:time>11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28:21</meta:creation-date>
    <meta:editing-duration>PT37M1S</meta:editing-duration>
    <meta:editing-cycles>3</meta:editing-cycles>
    <meta:generator>OpenOffice/4.1.7$Unix OpenOffice.org_project/417m1$Build-9800</meta:generator>
    <meta:initial-creator>Lucy Buecking</meta:initial-creator>
    <dc:date>2020-07-17T11:04:47</dc:date>
    <dc:creator>Lucy Buecking</dc:creator>
    <meta:document-statistic meta:table-count="1" meta:cell-count="3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62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dash" draw:stroke-dash="Ultrafine_20_Dashed" draw:fill-color="#ffff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96cm" svg:height="8.556cm" xlink:href=".." xlink:type="simple" chart:class="chart:bar" chart:style-name="ch1">
        <chart:title svg:x="0.448cm" svg:y="0.263cm" chart:style-name="ch2">
          <text:p>Nevada</text:p>
        </chart:title>
        <chart:subtitle svg:x="2.739cm" svg:y="0.497cm" chart:style-name="ch3">
          <text:p>Statistically Significant Variables to Tax Revenue per Capita</text:p>
        </chart:subtitle>
        <chart:legend chart:legend-position="end" svg:x="10.265cm" svg:y="3.733cm" style:legend-expansion="high" chart:style-name="ch4"/>
        <chart:plot-area chart:style-name="ch5" table:cell-range-address="'Results Summary'.O14:'Results Summary'.Q18" chart:data-source-has-labels="both" svg:x="0.675cm" svg:y="1.973cm" svg:width="9.14cm" svg:height="5.992cm">
          <chartooo:coordinate-region svg:x="1.418cm" svg:y="2.172cm" svg:width="8.397cm" svg:height="2.837cm"/>
          <chart:axis chart:dimension="x" chart:name="primary-x" chart:style-name="ch6" chartooo:axis-type="auto">
            <chartooo:date-scale/>
            <chart:categories table:cell-range-address="'Results Summary'.O15:'Results Summary'.O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esults Summary'.P15:'Results Summary'.P18" chart:label-cell-address="'Results Summary'.P14:'Results Summary'.P14" chart:class="chart:bar">
            <chart:data-point chart:repeated="4"/>
          </chart:series>
          <chart:series chart:style-name="ch10" chart:values-cell-range-address="'Results Summary'.Q15:'Results Summary'.Q18" chart:label-cell-address="'Results Summary'.Q14:'Results Summary'.Q1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*</text:p>
                <draw:g>
                  <svg:desc>'Results Summary'.P14:'Results Summary'.P14</svg:desc>
                </draw:g>
              </table:table-cell>
              <table:table-cell office:value-type="string">
                <text:p>**</text:p>
                <draw:g>
                  <svg:desc>'Results Summary'.Q14:'Results Summary'.Q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rglary</text:p>
                <draw:g>
                  <svg:desc>'Results Summary'.O15:'Results Summary'.O18</svg:desc>
                </draw:g>
              </table:table-cell>
              <table:table-cell office:value-type="float" office:value="0">
                <text:p>0</text:p>
                <draw:g>
                  <svg:desc>'Results Summary'.P15:'Results Summary'.P18</svg:desc>
                </draw:g>
              </table:table-cell>
              <table:table-cell office:value-type="float" office:value="1">
                <text:p>1</text:p>
                <draw:g>
                  <svg:desc>'Results Summary'.Q15:'Results Summary'.Q18</svg:desc>
                </draw:g>
              </table:table-cell>
            </table:table-row>
            <table:table-row>
              <table:table-cell office:value-type="string">
                <text:p>MotorVehicleThef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rderHomocid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b2b2b2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dash" draw:stroke-dash="Ultrafine_20_Dashed" draw:fill-color="#ffff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cm" svg:height="8.597cm" xlink:href=".." xlink:type="simple" chart:class="chart:bar" chart:style-name="ch1">
        <chart:title svg:x="1.221cm" svg:y="0.507cm" chart:style-name="ch2">
          <text:p>Reno</text:p>
        </chart:title>
        <chart:subtitle svg:x="5.372cm" svg:y="0.691cm" chart:style-name="ch3">
          <text:p>Statistically Significant Variables to Tax Revenue per Capita</text:p>
        </chart:subtitle>
        <chart:legend chart:legend-position="end" svg:x="15.489cm" svg:y="3.505cm" style:legend-expansion="high" chart:style-name="ch4"/>
        <chart:plot-area chart:style-name="ch5" table:cell-range-address="'Results Summary'.H14:'Results Summary'.K20" chart:data-source-has-labels="both" svg:x="0.806cm" svg:y="1.972cm" svg:width="13.88cm" svg:height="6.033cm">
          <chartooo:coordinate-region svg:x="1.549cm" svg:y="2.171cm" svg:width="13.137cm" svg:height="2.913cm"/>
          <chart:axis chart:dimension="x" chart:name="primary-x" chart:style-name="ch6" chartooo:axis-type="auto">
            <chartooo:date-scale/>
            <chart:categories table:cell-range-address="'Results Summary'.H15:'Results Summary'.H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esults Summary'.I15:'Results Summary'.I20" chart:label-cell-address="'Results Summary'.I14:'Results Summary'.I14" chart:class="chart:bar">
            <chart:data-point chart:repeated="6"/>
          </chart:series>
          <chart:series chart:style-name="ch10" chart:values-cell-range-address="'Results Summary'.J15:'Results Summary'.J20" chart:label-cell-address="'Results Summary'.J14:'Results Summary'.J14" chart:class="chart:bar">
            <chart:data-point chart:repeated="6"/>
          </chart:series>
          <chart:series chart:style-name="ch11" chart:values-cell-range-address="'Results Summary'.K15:'Results Summary'.K20" chart:label-cell-address="'Results Summary'.K14:'Results Summary'.K1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</text:p>
                <draw:g>
                  <svg:desc>'Results Summary'.I14:'Results Summary'.I14</svg:desc>
                </draw:g>
              </table:table-cell>
              <table:table-cell office:value-type="string">
                <text:p>*</text:p>
                <draw:g>
                  <svg:desc>'Results Summary'.J14:'Results Summary'.J14</svg:desc>
                </draw:g>
              </table:table-cell>
              <table:table-cell office:value-type="string">
                <text:p>**</text:p>
                <draw:g>
                  <svg:desc>'Results Summary'.K14:'Results Summary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ault</text:p>
                <draw:g>
                  <svg:desc>'Results Summary'.H15:'Results Summary'.H20</svg:desc>
                </draw:g>
              </table:table-cell>
              <table:table-cell office:value-type="float" office:value="0">
                <text:p>0</text:p>
                <draw:g>
                  <svg:desc>'Results Summary'.I15:'Results Summary'.I20</svg:desc>
                </draw:g>
              </table:table-cell>
              <table:table-cell office:value-type="float" office:value="0">
                <text:p>0</text:p>
                <draw:g>
                  <svg:desc>'Results Summary'.J15:'Results Summary'.J20</svg:desc>
                </draw:g>
              </table:table-cell>
              <table:table-cell office:value-type="float" office:value="1">
                <text:p>1</text:p>
                <draw:g>
                  <svg:desc>'Results Summary'.K15:'Results Summary'.K20</svg:desc>
                </draw:g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torVehicleTheft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olentCri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b2b2b2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dash" draw:stroke-dash="Ultrafine_20_Dashed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11cm" svg:y="0.436cm" chart:style-name="ch2">
          <text:p>US</text:p>
        </chart:title>
        <chart:subtitle svg:x="2.004cm" svg:y="0.683cm" chart:style-name="ch3">
          <text:p>Statistically Significant Variables to Tax Revenue per Capita</text:p>
        </chart:subtitle>
        <chart:legend chart:legend-position="end" svg:x="14.832cm" svg:y="3.707cm" style:legend-expansion="high" chart:style-name="ch4"/>
        <chart:plot-area chart:style-name="ch5" table:cell-range-address="'Results Summary'.S14:'Results Summary'.V20" chart:data-source-has-labels="both" svg:x="0.77cm" svg:y="2.009cm" svg:width="13.422cm" svg:height="6.391cm">
          <chartooo:coordinate-region svg:x="1.513cm" svg:y="2.208cm" svg:width="12.679cm" svg:height="3.408cm"/>
          <chart:axis chart:dimension="x" chart:name="primary-x" chart:style-name="ch6" chartooo:axis-type="auto">
            <chartooo:date-scale/>
            <chart:categories table:cell-range-address="'Results Summary'.S15:'Results Summary'.S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esults Summary'.T15:'Results Summary'.T20" chart:label-cell-address="'Results Summary'.T14:'Results Summary'.T14" chart:class="chart:bar">
            <chart:data-point chart:repeated="6"/>
          </chart:series>
          <chart:series chart:style-name="ch10" chart:values-cell-range-address="'Results Summary'.U15:'Results Summary'.U20" chart:label-cell-address="'Results Summary'.U14:'Results Summary'.U14" chart:class="chart:bar">
            <chart:data-point chart:repeated="6"/>
          </chart:series>
          <chart:series chart:style-name="ch11" chart:values-cell-range-address="'Results Summary'.V15:'Results Summary'.V20" chart:label-cell-address="'Results Summary'.V14:'Results Summary'.V1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</text:p>
                <draw:g>
                  <svg:desc>'Results Summary'.T14:'Results Summary'.T14</svg:desc>
                </draw:g>
              </table:table-cell>
              <table:table-cell office:value-type="string">
                <text:p>**</text:p>
                <draw:g>
                  <svg:desc>'Results Summary'.U14:'Results Summary'.U14</svg:desc>
                </draw:g>
              </table:table-cell>
              <table:table-cell office:value-type="string">
                <text:p>***</text:p>
                <draw:g>
                  <svg:desc>'Results Summary'.V14:'Results Summary'.V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rglary</text:p>
                <draw:g>
                  <svg:desc>'Results Summary'.S15:'Results Summary'.S20</svg:desc>
                </draw:g>
              </table:table-cell>
              <table:table-cell office:value-type="float" office:value="0">
                <text:p>0</text:p>
                <draw:g>
                  <svg:desc>'Results Summary'.T15:'Results Summary'.T20</svg:desc>
                </draw:g>
              </table:table-cell>
              <table:table-cell office:value-type="float" office:value="0">
                <text:p>0</text:p>
                <draw:g>
                  <svg:desc>'Results Summary'.U15:'Results Summary'.U20</svg:desc>
                </draw:g>
              </table:table-cell>
              <table:table-cell office:value-type="float" office:value="1">
                <text:p>1</text:p>
                <draw:g>
                  <svg:desc>'Results Summary'.V15:'Results Summary'.V20</svg:desc>
                </draw:g>
              </table:table-cell>
            </table:table-row>
            <table:table-row>
              <table:table-cell office:value-type="string">
                <text:p>Larcen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rderHomocid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ertyCri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